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000099" fo:font-size="16pt" fo:font-weight="bold" style:font-size-asian="16pt" style:font-weight-asian="bold" style:font-size-complex="16pt" style:font-weight-complex="bold"/>
    </style:style>
    <style:style style:name="P4" style:family="paragraph">
      <style:text-properties style:font-name="DejaVu Sans Mono" fo:font-size="14pt" style:font-size-asian="14pt" style:font-size-complex="14pt"/>
    </style:style>
    <style:style style:name="P5" style:family="paragraph">
      <style:text-properties fo:color="#579d1c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fo:color="#579d1c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/>
    </style:style>
    <style:style style:name="T2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DejaVu Sans Mono" fo:font-size="14pt" style:font-size-asian="14pt" style:font-size-complex="14pt"/>
    </style:style>
    <style:style style:name="T4" style:family="text">
      <style:text-properties fo:color="#579d1c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5.088cm" svg:y="11.3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013cm" svg:height="1cm" svg:x="9.088cm" svg:y="11.33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13cm" svg:height="1cm" svg:x="15.088cm" svg:y="11.33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5.287cm" svg:y="11.5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013cm" svg:height="1cm" svg:x="9.287cm" svg:y="11.5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13cm" svg:height="1cm" svg:x="15.287cm" svg:y="11.53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7cm" svg:height="2.2cm" svg:x="1.3cm" svg:y="10.9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2cm" svg:height="1cm" svg:x="5.487cm" svg:y="11.7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0.502cm" svg:height="1.195cm" svg:x="6.1cm" svg:y="18.9cm">
          <draw:text-box>
            <text:p/>
          </draw:text-box>
        </draw:frame>
        <draw:frame draw:style-name="gr4" draw:text-style-name="P2" draw:layer="layout" svg:width="1.974cm" svg:height="0.962cm" svg:x="5.6cm" svg:y="11.75cm">
          <draw:text-box>
            <text:p text:style-name="P2"><text:span text:style-name="T1">RDD</text:span></text:p>
          </draw:text-box>
        </draw:frame>
        <draw:custom-shape draw:style-name="gr1" draw:text-style-name="P1" draw:layer="layout" svg:width="4.013cm" svg:height="1cm" svg:x="9.487cm" svg:y="11.7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4.1cm" svg:height="0.962cm" svg:x="9.6cm" svg:y="11.751cm">
          <draw:text-box>
            <text:p text:style-name="P2"><text:span text:style-name="T1">filtered RDD</text:span></text:p>
          </draw:text-box>
        </draw:frame>
        <draw:custom-shape draw:style-name="gr1" draw:text-style-name="P1" draw:layer="layout" svg:width="4.413cm" svg:height="1cm" svg:x="15.487cm" svg:y="11.7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4.6cm" svg:height="0.962cm" svg:x="15.6cm" svg:y="11.752cm">
          <draw:text-box>
            <text:p text:style-name="P2"><text:span text:style-name="T1">mapped RDD</text:span></text:p>
          </draw:text-box>
        </draw:frame>
        <draw:custom-shape draw:style-name="gr2" draw:text-style-name="P1" draw:layer="layout" svg:width="2.3cm" svg:height="2.3cm" svg:x="22.1cm" svg:y="10.8cm">
          <text:p/>
          <draw:enhanced-geometry svg:viewBox="0 0 21600 21600" draw:path-stretchpoint-x="11000" draw:path-stretchpoint-y="10800" draw:text-areas="?f0 ?f0 ?f3 ?f12" draw:mirror-vertical="tru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5" draw:text-style-name="P1" draw:layer="layout" svg:x1="3.2cm" svg:y1="12cm" svg:x2="5cm" svg:y2="12cm">
          <text:p/>
        </draw:line>
        <draw:line draw:style-name="gr5" draw:text-style-name="P1" draw:layer="layout" svg:x1="7.7cm" svg:y1="12cm" svg:x2="8.9cm" svg:y2="12cm">
          <text:p/>
        </draw:line>
        <draw:line draw:style-name="gr5" draw:text-style-name="P1" draw:layer="layout" svg:x1="13.7cm" svg:y1="12cm" svg:x2="14.9cm" svg:y2="12cm">
          <text:p/>
        </draw:line>
        <draw:line draw:style-name="gr5" draw:text-style-name="P1" draw:layer="layout" svg:x1="20.1cm" svg:y1="12cm" svg:x2="22.1cm" svg:y2="12cm">
          <text:p/>
        </draw:line>
        <draw:frame draw:style-name="gr3" draw:text-style-name="P3" draw:layer="layout" svg:width="2.784cm" svg:height="0.886cm" svg:x="3.2cm" svg:y="13.6cm">
          <draw:text-box>
            <text:p text:style-name="P3"><text:span text:style-name="T2">Creation</text:span></text:p>
          </draw:text-box>
        </draw:frame>
        <draw:frame draw:style-name="gr3" draw:text-style-name="P3" draw:layer="layout" svg:width="4.591cm" svg:height="0.886cm" svg:x="7.1cm" svg:y="13.6cm">
          <draw:text-box>
            <text:p text:style-name="P3"><text:span text:style-name="T2">Transformation</text:span></text:p>
          </draw:text-box>
        </draw:frame>
        <draw:frame draw:style-name="gr3" draw:text-style-name="P3" draw:layer="layout" svg:width="4.591cm" svg:height="0.886cm" svg:x="13.101cm" svg:y="13.6cm">
          <draw:text-box>
            <text:p text:style-name="P3"><text:span text:style-name="T2">Transformation</text:span></text:p>
          </draw:text-box>
        </draw:frame>
        <draw:frame draw:style-name="gr3" draw:text-style-name="P3" draw:layer="layout" svg:width="2.25cm" svg:height="0.886cm" svg:x="19.801cm" svg:y="13.6cm">
          <draw:text-box>
            <text:p text:style-name="P3"><text:span text:style-name="T2">Action</text:span></text:p>
          </draw:text-box>
        </draw:frame>
        <draw:frame draw:style-name="gr3" draw:text-style-name="P4" draw:layer="layout" svg:width="2.28cm" svg:height="0.831cm" svg:x="7.32cm" svg:y="12.869cm">
          <draw:text-box>
            <text:p><text:span text:style-name="T3">filter</text:span></text:p>
          </draw:text-box>
        </draw:frame>
        <draw:frame draw:style-name="gr3" draw:text-style-name="P4" draw:layer="layout" svg:width="1.391cm" svg:height="0.831cm" svg:x="13.62cm" svg:y="12.87cm">
          <draw:text-box>
            <text:p><text:span text:style-name="T3">map</text:span></text:p>
          </draw:text-box>
        </draw:frame>
        <draw:frame draw:style-name="gr3" draw:text-style-name="P4" draw:layer="layout" svg:width="2.28cm" svg:height="0.831cm" svg:x="19.82cm" svg:y="12.87cm">
          <draw:text-box>
            <text:p><text:span text:style-name="T3">reduce</text:span></text:p>
          </draw:text-box>
        </draw:frame>
        <draw:frame draw:style-name="gr3" draw:text-style-name="P5" draw:layer="layout" svg:width="2.221cm" svg:height="0.886cm" svg:x="22.501cm" svg:y="13.6cm">
          <draw:text-box>
            <text:p text:style-name="P5"><text:span text:style-name="T4">Result</text:span></text:p>
          </draw:text-box>
        </draw:frame>
        <draw:frame draw:style-name="gr3" draw:text-style-name="P6" draw:layer="layout" svg:width="2.411cm" svg:height="1.521cm" svg:x="1.002cm" svg:y="13.3cm">
          <draw:text-box>
            <text:p text:style-name="P6"><text:span text:style-name="T4">Data</text:span></text:p>
            <text:p text:style-name="P6"><text:span text:style-name="T4">Sour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8T15:08:19.064143159</meta:creation-date>
    <dc:date>2016-08-18T15:47:23.941567114</dc:date>
    <meta:editing-duration>PT7M37S</meta:editing-duration>
    <meta:editing-cycles>1</meta:editing-cycles>
    <meta:document-statistic meta:object-count="28"/>
    <meta:generator>LibreOffice/4.2.8.2$Linux_X86_64 LibreOffice_project/420m0$Build-2</meta:generator>
  </office:meta>
</office:document-meta>
</file>